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color="#666666"/>
    </style:style>
    <style:style style:name="P2" style:family="paragraph" style:parent-style-name="Preformatted_20_Text">
      <style:text-properties fo:color="#666666" officeooo:paragraph-rsid="00026ab3"/>
    </style:style>
    <style:style style:name="P3" style:family="paragraph" style:parent-style-name="Preformatted_20_Text">
      <style:paragraph-properties fo:margin-top="0in" fo:margin-bottom="0.1965in" loext:contextual-spacing="false"/>
      <style:text-properties fo:color="#666666"/>
    </style:style>
    <style:style style:name="P4" style:family="paragraph" style:parent-style-name="Text_20_body">
      <style:text-properties officeooo:paragraph-rsid="00026ab3"/>
    </style:style>
    <style:style style:name="P5" style:family="paragraph" style:parent-style-name="Text_20_body">
      <style:paragraph-properties fo:margin-left="0.3937in" fo:margin-right="0.3937in" fo:text-indent="0in" style:auto-text-indent="false"/>
    </style:style>
    <style:style style:name="T1" style:family="text">
      <style:text-properties fo:color="#6666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9fb8"/>pipex tutorial — 42 project</text:h>
      <text:p text:style-name="Text_20_body"><text:a xlink:type="simple" xlink:href="https://csnotes.medium.com/?source=post_page-----4469f5dd5901--------------------------------" text:style-name="Internet_20_link" text:visited-style-name="Visited_20_Internet_20_Link">Zihan</text:a>, <text:a xlink:type="simple" xlink:href="https://csnotes.medium.com/pipex-tutorial-42-project-4469f5dd5901?source=post_page-----4469f5dd5901--------------------------------" text:style-name="Internet_20_link" text:visited-style-name="Visited_20_Internet_20_Link">Aug 4·8 min read</text:a></text:p>
      <text:p text:style-name="Text_20_body"><text:bookmark text:name="3195"/>Pipex is a project that reproduces the behaviour of the shell pipe <text:span text:style-name="Source_20_Text">|</text:span> command in C, using the <text:span text:style-name="Source_20_Text">pipe()</text:span> , <text:span text:style-name="Source_20_Text">fork()</text:span> , <text:span text:style-name="Source_20_Text">dup2()</text:span> and <text:span text:style-name="Source_20_Text">execve()</text:span> functions. The program will launch as <text:span text:style-name="Source_20_Text">./pipex infile cmd1 cmd2 outfile</text:span> and behave exactly as this line in the shell <text:span text:style-name="Source_20_Text">&lt; infile cmd1 | cmd2 &gt; outfile</text:span>.</text:p>
      <text:p text:style-name="Text_20_body"/>
      <text:p text:style-name="Text_20_body"><text:bookmark text:name="24cb"/>This article is structured as follow:<text:line-break/>1 — Background theory — <text:span text:style-name="Source_20_Text">pipe()</text:span> , <text:span text:style-name="Source_20_Text">fork()</text:span> , <text:span text:style-name="Source_20_Text">dup2()</text:span> and <text:span text:style-name="Source_20_Text">execve()</text:span> <text:line-break/>2 — How to do pipex with two child processes (and why you should)<text:line-break/>3 — The <text:span text:style-name="Source_20_Text">access()</text:span> function<text:line-break/>4 — Frequently encountered problems</text:p>
      <text:p text:style-name="Standard"/>
      <text:p text:style-name="Standard"/>
      <text:h text:style-name="Heading_20_2" text:outline-level="2"><text:bookmark text:name="e8c6"/>1 — Background theory — pipe(), fork(), dup2() and execve()</text:h>
      <text:p text:style-name="Text_20_body"/>
      <text:p text:style-name="Text_20_body"><text:bookmark text:name="9ced"/>Visua<text:bookmark text:name="rmm"/>lly, this is the order in which these functions will be used:</text:p>
      <text:p text:style-name="P1"/>
      <text:p text:style-name="P1"><text:bookmark text:name="1ca3"/># this is only a simplified sketch, refer to section 2 later on</text:p>
      <text:p text:style-name="P1"># ./pipex infile cmd1 cmd2 outfile<text:bookmark text:name="cf3d"/>pipe()</text:p>
      <text:p text:style-name="P1"><text:s/>|</text:p>
      <text:p text:style-name="P1"><text:s/>|-- fork()</text:p>
      <text:p text:style-name="P1"><text:s text:c="6"/>|</text:p>
      <text:p text:style-name="P1"><text:s text:c="6"/>|-- child // cmd1</text:p>
      <text:p text:style-name="P1"><text:s text:c="6"/>: <text:s text:c="4"/>|--dup2()</text:p>
      <text:p text:style-name="P1"><text:s text:c="6"/>: <text:s text:c="4"/>|--close end[0]</text:p>
      <text:p text:style-name="P1"><text:s text:c="6"/>: <text:s text:c="4"/>|--execve(cmd1)</text:p>
      <text:p text:style-name="P1"><text:s text:c="6"/>:</text:p>
      <text:p text:style-name="P1"><text:s text:c="6"/>|-- parent // cmd2</text:p>
      <text:p text:style-name="P1"><text:s text:c="12"/>|--dup2()</text:p>
      <text:p text:style-name="P1"><text:s text:c="12"/>|--close end[1]</text:p>
      <text:p text:style-name="P3"><text:s text:c="12"/>|--execve(cmd2)</text:p>
      <text:p text:style-name="P4"><text:bookmark text:name="a8b9"/>The general idea: we read from <text:span text:style-name="Emphasis">infile</text:span>, execute cmd1 with infile as input, send the output to cmd2, which will write to <text:span text:style-name="Emphasis">outfile</text:span>.<text:line-break/>We need <text:span text:style-name="Source_20_Text">pipe()</text:span> to send the output of the first <text:span text:style-name="Source_20_Text">execve()</text:span> as input to the second <text:span text:style-name="Source_20_Text">execve()</text:span>; we need <text:span text:style-name="Source_20_Text">fork()</text:span> in order to run two processes (i.e. two commands) in one single program; we need <text:span text:style-name="Source_20_Text">dup2()</text:span> to swap our files with stdin and stdout. And of course a bit of parsing.<text:line-break/></text:p>
      <text:p text:style-name="P4">Visually,</text:p>
      <text:p text:style-name="Standard"/>
      <text:p text:style-name="Standard"/>
      <text:p text:style-name="Standard"/>
      <text:p text:style-name="P1"><text:bookmark text:name="640d"/><text:soft-page-break/>// each cmd needs a stdin (input) and returns an output (to stdout)</text:p>
      <text:p text:style-name="P1"><text:s text:c="3"/></text:p>
      <text:p text:style-name="P1"><text:s text:c="4"/>infile <text:s text:c="44"/>outfile</text:p>
      <text:p text:style-name="P1">as stdin for cmd1 <text:s text:c="32"/>as stdout for cmd2 <text:s text:c="11"/></text:p>
      <text:p text:style-name="P1"><text:s text:c="7"/>| <text:s text:c="23"/>PIPE <text:s text:c="23"/>↑</text:p>
      <text:p text:style-name="P1"><text:s text:c="7"/>| <text:s text:c="10"/>|---------------------------| <text:s text:c="11"/>|</text:p>
      <text:p text:style-name="P1"><text:s text:c="7"/>↓ <text:s text:c="12"/>| <text:s text:c="22"/>| <text:s text:c="13"/>|</text:p>
      <text:p text:style-name="P1"><text:s text:c="6"/>cmd1 <text:s text:c="2"/>--&gt; <text:s text:c="3"/>end[1] <text:s text:c="6"/>↔ <text:s text:c="6"/>end[0] <text:s text:c="2"/>--&gt; <text:s text:c="4"/>cmd2 <text:s text:c="10"/></text:p>
      <text:p text:style-name="P1"><text:s text:c="21"/>| <text:s text:c="22"/>|</text:p>
      <text:p text:style-name="P1"><text:s text:c="12"/>cmd1 <text:s text:c="2"/>|---------------------------| <text:s/>end[0]</text:p>
      <text:p text:style-name="P1"><text:s text:c="11"/>output <text:s text:c="28"/>reads end[1]</text:p>
      <text:p text:style-name="P1"><text:s text:c="9"/>is written <text:s text:c="25"/>and sends cmd1</text:p>
      <text:p text:style-name="P1"><text:s text:c="10"/>to end[1] <text:s text:c="25"/>output to cmd2</text:p>
      <text:p text:style-name="P1"><text:s text:c="7"/>(end[1] becomes <text:s text:c="21"/>(end[0] becomes </text:p>
      <text:p text:style-name="P3"><text:s text:c="8"/>cmd1 stdout) <text:s text:c="26"/>cmd2 stdin)</text:p>
      <text:p text:style-name="Text_20_body"><text:span text:style-name="Source_20_Text"/></text:p>
      <text:p text:style-name="Text_20_body"><text:bookmark text:name="740c"/><text:span text:style-name="Source_20_Text">pipe()</text:span> takes an array of two int such as <text:span text:style-name="Source_20_Text">int end[2]</text:span>, and links them together. In a pipe, what is done in end[0] is visible to end[1], and vice versa. Plus, <text:span text:style-name="Source_20_Text">pipe()</text:span> assigns an <text:span text:style-name="Emphasis">fd</text:span> to each end. <text:line-break/>Fd are file descriptors, and since files can be read and written to, by getting an fd each, the two ends can communicate: end[1] will write to the its own fd, and end[0] will be able to see and read end[1]’s fd and write to its own.</text:p>
      <text:p text:style-name="Text_20_body"/>
      <text:p text:style-name="P1"><text:bookmark text:name="3886"/>void <text:s text:c="3"/>pipex(int f1, int f2)</text:p>
      <text:p text:style-name="P1">{</text:p>
      <text:p text:style-name="P1"><text:s text:c="4"/>int end[2];<text:bookmark text:name="3f1e"/> <text:s text:c="3"/>pipe(end);</text:p>
      <text:p text:style-name="P3">}</text:p>
      <text:p text:style-name="Text_20_body"><text:bookmark text:name="939a"/>So now that we have a pipe, we need one process to populate each end.<text:line-break/><text:span text:style-name="Source_20_Text">fork()</text:span> will split our process in two sub-processes: it returns 0 for the child process, a non-zero number for the parent process, or a -1 in case of error.<text:line-break/>Also: <text:span text:style-name="Source_20_Text">fork()</text:span> splits the process in two <text:span text:style-name="Emphasis">parallel</text:span>, <text:span text:style-name="Emphasis">simultaneous</text:span> processes, that happen at the <text:span text:style-name="Emphasis">same</text:span> time. This will be important for section 2.</text:p>
      <text:p text:style-name="Text_20_body"/>
      <text:p text:style-name="P1"><text:bookmark text:name="e4ce"/>void <text:s text:c="3"/>pipex(int f1, int f2)</text:p>
      <text:p text:style-name="P1">{</text:p>
      <text:p text:style-name="P1"><text:s text:c="4"/>int <text:s text:c="2"/>end[2];</text:p>
      <text:p text:style-name="P1"><text:s text:c="4"/>pid_t parent;<text:bookmark text:name="78d1"/> <text:s text:c="3"/>pipe(end);</text:p>
      <text:p text:style-name="P1"><text:s text:c="4"/>parent = fork();</text:p>
      <text:p text:style-name="P1"><text:s text:c="4"/>if (parent &lt; 0)</text:p>
      <text:p text:style-name="P1"><text:s text:c="9"/>return (perror("Fork: "));</text:p>
      <text:p text:style-name="P1"><text:s text:c="4"/>if (!parent) // if fork() returns 0, we are in the child process</text:p>
      <text:p text:style-name="P1"><text:s text:c="8"/>child_process(f1, cmd1);</text:p>
      <text:p text:style-name="P1"><text:s text:c="4"/>else</text:p>
      <text:p text:style-name="P1"><text:s text:c="8"/>parent_process(f2, cmd2);</text:p>
      <text:p text:style-name="P3">}</text:p>
      <text:p text:style-name="Text_20_body"><text:bookmark text:name="ea5d"/>Once <text:span text:style-name="Emphasis">inside</text:span> the pipe, everything we do will go to one of its ends, one end will write and the other will read (small note on this, see section 4).<text:line-break/>From now on we will say that end[1] is the child process, and end[0] the parent process, and that the child writes, while the parent reads. And since for something to be read, it must be written first, so cmd1 will be executed by the child, and cmd2 by the parent.</text:p>
      <text:p text:style-name="Text_20_body"><text:bookmark text:name="5a42"/><text:soft-page-break/>Earlier on, we said that pipe creates fds. <text:line-break/>Because we run pipex like this <text:span text:style-name="Source_20_Text"><text:span text:style-name="T1">./pipex infile cmd1 cmd2 outfile</text:span></text:span><text:span text:style-name="T1"> </text:span>, we actually already have some fds (the infile and the outfile), and we want them to be the stdin and stdout of the pipe.<text:line-break/>On linux, you can check your fds currently open with the command <text:span text:style-name="Source_20_Text"><text:span text:style-name="T1">ls -la /proc/$$/fd</text:span></text:span> ( 0, 1 and 2 are by default assigned to stdin, stdout and stderr). Our fd table right now looks like this:</text:p>
      <text:p text:style-name="Text_20_body"/>
      <text:p text:style-name="Preformatted_20_Text"><text:bookmark text:name="ba98"/><text:s text:c="13"/><text:span text:style-name="T1"><text:s text:c="14"/>----------------- <text:s text:c="3"/></text:span></text:p>
      <text:p text:style-name="P1"><text:s text:c="17"/>0 <text:s text:c="8"/>| <text:s text:c="4"/>stdin <text:s text:c="4"/>| <text:s/></text:p>
      <text:p text:style-name="P1"><text:s text:c="27"/>----------------- <text:s text:c="3"/></text:p>
      <text:p text:style-name="P1"><text:s text:c="17"/>1 <text:s text:c="8"/>| <text:s text:c="4"/>stdout <text:s text:c="3"/>| <text:s text:c="3"/></text:p>
      <text:p text:style-name="P1"><text:s text:c="27"/>----------------- <text:s text:c="3"/></text:p>
      <text:p text:style-name="P1"><text:s text:c="17"/>2 <text:s text:c="8"/>| <text:s text:c="4"/>stderr <text:s text:c="3"/>| <text:s/></text:p>
      <text:p text:style-name="P1"><text:s text:c="27"/>-----------------</text:p>
      <text:p text:style-name="P1"><text:s text:c="17"/>3 <text:s text:c="8"/>| <text:s text:c="4"/>infile <text:s text:c="3"/>| <text:s/>// open()</text:p>
      <text:p text:style-name="P1"><text:s text:c="27"/>-----------------</text:p>
      <text:p text:style-name="P1"><text:s text:c="17"/>4 <text:s text:c="8"/>| <text:s text:c="4"/>outfile <text:s text:c="2"/>| <text:s/>// open()</text:p>
      <text:p text:style-name="P1"><text:s text:c="27"/>-----------------</text:p>
      <text:p text:style-name="P1"><text:s text:c="17"/>5 <text:s text:c="8"/>| <text:s text:c="4"/>end[0] <text:s text:c="3"/>| </text:p>
      <text:p text:style-name="P1"><text:s text:c="27"/>-----------------</text:p>
      <text:p text:style-name="P1"><text:s text:c="17"/>6 <text:s text:c="8"/>| <text:s text:c="4"/>end[1] <text:s text:c="3"/>| <text:s/></text:p>
      <text:p text:style-name="P3"><text:s text:c="27"/>-----------------</text:p>
      <text:p text:style-name="Text_20_body"/>
      <text:p text:style-name="Text_20_body"><text:bookmark text:name="2644"/>For the <text:span text:style-name="Emphasis">child</text:span> process, we want <text:span text:style-name="Emphasis">infile </text:span>to be our stdin (we want it as input), and end[1] to be our stdout (we want to write to end[1] the output of cmd1, so that the parent will be able to read it).<text:line-break/>In the <text:span text:style-name="Emphasis">parent</text:span> process, we want end[0] to be our stdin (end[0] at this point has already read from end[1] the output of cmd1), and <text:span text:style-name="Emphasis">outfile</text:span> to be our stdout (we want to write to it the output of cmd2).</text:p>
      <text:p text:style-name="Text_20_body"><text:span text:style-name="Source_20_Text"/></text:p>
      <text:p text:style-name="Text_20_body"><text:span text:style-name="Source_20_Text"><text:tab/><text:tab/><text:tab/><text:tab/><text:tab/>. . . . .</text:span></text:p>
      <text:p text:style-name="Text_20_body"><text:span text:style-name="Source_20_Text"/></text:p>
      <text:p text:style-name="Text_20_body"><text:bookmark text:name="2ebc"/><text:span text:style-name="Source_20_Text">dup2()</text:span> can swap our fds to stdin/stdout. <text:line-break/>From the MAN, <text:span text:style-name="Source_20_Text">int dup2(int fd1, int fd2)</text:span> : it will close fd2 and duplicate the value of fd2 to fd1, or else said, it will redirect fd1 to fd2.</text:p>
      <text:p text:style-name="Text_20_body"><text:bookmark text:name="49e9"/>For example, in the child process, in pseudo code:</text:p>
      <text:p text:style-name="P2"><text:bookmark text:name="51b0"/># child_process(f1, cmd1);</text:p>
      <text:p text:style-name="P2"/>
      <text:p text:style-name="P2"><text:bookmark text:name="7186"/>// add protection if dup2() &lt; 0</text:p>
      <text:p text:style-name="P1">// dup2 close stdin, f1 becomes the new stdin</text:p>
      <text:p text:style-name="P1"/>
      <text:p text:style-name="P1">dup2(f1, STDIN_FILENO); // we want f1 to be execve() input</text:p>
      <text:p text:style-name="P1">dup2(end[1], STDOUT_FILENO); // we want end[1] to be execve() stdout</text:p>
      <text:p text:style-name="P1">close(end[0]) # --&gt; always close the end of the pipe you don't use,</text:p>
      <text:p text:style-name="P1"><text:s text:c="20"/>as long as the pipe is open, the other end will </text:p>
      <text:p text:style-name="P1"><text:s text:c="20"/>be waiting for some kind of input and will not</text:p>
      <text:p text:style-name="P1"><text:s text:c="20"/>be able to finish its process</text:p>
      <text:p text:style-name="P1">close(f1)</text:p>
      <text:p text:style-name="P1">// execve function for each possible path (see below)</text:p>
      <text:p text:style-name="P3">exit(EXIT_FAILURE);</text:p>
      <text:p text:style-name="Text_20_body"><text:bookmark text:name="9c6b"/><text:soft-page-break/>Our fd tables would now look like this:</text:p>
      <text:p text:style-name="Text_20_body"/>
      <text:p text:style-name="P1"><text:bookmark text:name="910f"/><text:s text:c="27"/>-----------------</text:p>
      <text:p text:style-name="P1"><text:s text:c="17"/>0 <text:s text:c="8"/>| <text:s text:c="4"/>infile * <text:s/>| <text:s/>(x stdin closed)</text:p>
      <text:p text:style-name="P1"><text:s text:c="27"/>----------------- <text:s text:c="3"/></text:p>
      <text:p text:style-name="P1"><text:s text:c="17"/>1 <text:s text:c="8"/>| <text:s text:c="4"/>end[1] * <text:s/>| <text:s/>(x stdout closed)</text:p>
      <text:p text:style-name="P1"><text:s text:c="27"/>-----------------</text:p>
      <text:p text:style-name="P1"><text:s text:c="17"/>2 <text:s text:c="8"/>| <text:s text:c="4"/>stderr <text:s text:c="3"/>| <text:s/></text:p>
      <text:p text:style-name="P1"><text:s text:c="27"/>-----------------</text:p>
      <text:p text:style-name="P1"><text:s text:c="17"/>3 <text:s text:c="8"/>| <text:s text:c="4"/>infile <text:s text:c="3"/>| <text:s/></text:p>
      <text:p text:style-name="P1"><text:s text:c="27"/>-----------------</text:p>
      <text:p text:style-name="P1"><text:s text:c="17"/>4 <text:s text:c="8"/>| <text:s text:c="4"/>outfile <text:s text:c="2"/>| <text:s/></text:p>
      <text:p text:style-name="P1"><text:s text:c="27"/>-----------------</text:p>
      <text:p text:style-name="P1"><text:s text:c="17"/>5 <text:s text:c="8"/>| <text:s text:c="4"/>end[0] <text:s text:c="3"/>| </text:p>
      <text:p text:style-name="P1"><text:s text:c="27"/>-----------------</text:p>
      <text:p text:style-name="P1"><text:s text:c="17"/>6 <text:s text:c="8"/>| <text:s text:c="4"/>end[1] <text:s text:c="3"/>| <text:s/></text:p>
      <text:p text:style-name="P3"><text:s text:c="27"/>----------------- <text:s text:c="11"/>*duplicated </text:p>
      <text:p text:style-name="Text_20_body"/>
      <text:p text:style-name="Text_20_body"><text:bookmark text:name="15ba"/>Parent process in pseudo code code will be similar, but it needs a <text:span text:style-name="Source_20_Text">waitpid()</text:span> at the very beginning to wait for the child to finish her process.</text:p>
      <text:p text:style-name="Preformatted_20_Text"/>
      <text:p text:style-name="P2"><text:bookmark text:name="9fd0"/># parent_process(f2, cmd2);</text:p>
      <text:p text:style-name="P2"/>
      <text:p text:style-name="P2"><text:bookmark text:name="35e5"/>int status;</text:p>
      <text:p text:style-name="P2"/>
      <text:p text:style-name="P2"><text:bookmark text:name="05fa"/>waitpid(-1, &amp;status, 0);</text:p>
      <text:p text:style-name="P1">dup2(f2, ...); // f2 is the stdout</text:p>
      <text:p text:style-name="P1">dup2(end[0], ...); // end[0] is the stdin</text:p>
      <text:p text:style-name="P1">close(end[1])</text:p>
      <text:p text:style-name="P1">close(f2);</text:p>
      <text:p text:style-name="P1"/>
      <text:p text:style-name="P1">// execve function for each possible path (see below)</text:p>
      <text:p text:style-name="P3">exit(EXIT_FAILURE);</text:p>
      <text:p text:style-name="Text_20_body"><text:tab/><text:tab/><text:tab/><text:tab/><text:tab/>. <text:s/>. <text:s/>. <text:s/>. <text:s/>. <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 text:name="f3c9"/><text:soft-page-break/>With the right stdin and stdout, we can execute the command with <text:span text:style-name="Source_20_Text">execve()</text:span> , which needs a bit of parsing.</text:p>
      <text:p text:style-name="P5"><text:bookmark text:name="fdb0"/>From the MAN, <text:line-break/><text:span text:style-name="Strong_20_Emphasis">int execve(const char *path, char *const argv[], char *envp[]);</text:span></text:p>
      <text:p text:style-name="Preformatted_20_Text"/>
      <text:p text:style-name="P2"><text:bookmark text:name="e93b"/>int execve(const char *path, char *const argv[], char *envp[]);</text:p>
      <text:p text:style-name="P2"/>
      <text:p text:style-name="P2"><text:bookmark text:name="6d3d"/># path: the path to our command</text:p>
      <text:p text:style-name="P1"><text:s text:c="8"/>type `which ls` and `which wc` in your terminal</text:p>
      <text:p text:style-name="P2"><text:s text:c="8"/>you'll see the exact path to the commands' binaries</text:p>
      <text:p text:style-name="P2"/>
      <text:p text:style-name="P2"><text:bookmark text:name="1acd"/># argv[]: the args the command needs, for ex. `ls -la`</text:p>
      <text:p text:style-name="P1"><text:s text:c="10"/>you can use your ft_split to obtain a char **</text:p>
      <text:p text:style-name="P1"><text:s text:c="10"/>like this { "ls", "-la", NULL }</text:p>
      <text:p text:style-name="P2"><text:s text:c="10"/>it must be null terminated</text:p>
      <text:p text:style-name="P2"/>
      <text:p text:style-name="P2"><text:bookmark text:name="d65b"/># envp: the environmental variable</text:p>
      <text:p text:style-name="P1"><text:s text:c="8"/>you can simply retrieve it in your main (see below)</text:p>
      <text:p text:style-name="P1"><text:s text:c="8"/>and pass it onto execve, no need to do anything here</text:p>
      <text:p text:style-name="P1"><text:s text:c="8"/>in envp you'll see a line PATH which contains all possible</text:p>
      <text:p text:style-name="P2"><text:s text:c="8"/>paths to the commands' binaries</text:p>
      <text:p text:style-name="P2"/>
      <text:p text:style-name="P2"><text:bookmark text:name="44bf"/>int main(int ac, char **ag, char **envp)</text:p>
      <text:p text:style-name="P1">{</text:p>
      <text:p text:style-name="P1"><text:s text:c="5"/>int f1;</text:p>
      <text:p text:style-name="P1"><text:s text:c="5"/>int f2;<text:bookmark text:name="3fc0"/> <text:s text:c="4"/>f1 = open(ag[1], O_RDONLY);</text:p>
      <text:p text:style-name="P1"><text:s text:c="5"/>f2 = open(ag[4], O_CREAT | O_RDWR | O_TRUNC, 0644);</text:p>
      <text:p text:style-name="P1"><text:s text:c="5"/>if (f1 &lt; 0 || f2 &lt; 0)</text:p>
      <text:p text:style-name="P1"><text:s text:c="10"/>return (-1);</text:p>
      <text:p text:style-name="P1"><text:s text:c="5"/>pipex(f1, f2, ag, envp);</text:p>
      <text:p text:style-name="P1"><text:s text:c="5"/>return (0);</text:p>
      <text:p text:style-name="P3">}</text:p>
      <text:p text:style-name="Text_20_body"/>
      <text:p text:style-name="P4"><text:bookmark text:name="465d"/>To see what is inside <text:span text:style-name="Source_20_Text">envp</text:span>, type <text:span text:style-name="Source_20_Text">env</text:span> in your terminal.<text:line-break/>You’ll see a line <text:span text:style-name="Source_20_Text">PATH</text:span> , those are all the possible paths to the command binaries.<text:line-break/>You’ll need to split: you can use <text:span text:style-name="Source_20_Text">:</text:span> as a delimiter, and retrieve them (small note on this in section 4).<text:line-break/>Your execve function will have to try every possible path to the cmd until it finds the good one.<text:line-break/>To see the path to the command <text:span text:style-name="Source_20_Text">ls</text:span>, for ex., you can type <text:span text:style-name="Source_20_Text">which ls</text:span> in your terminal. If the command does not exist, execve will do nothing and return -1; else, it will execute the cmd, delete all ongoing processes (including variables, so no need to worry about free) and exit (more on this, see section 3 below). </text:p>
      <text:p text:style-name="P4"/>
      <text:p text:style-name="P4"/>
      <text:p text:style-name="P4"/>
      <text:p text:style-name="P4"/>
      <text:p text:style-name="P4"/>
      <text:p text:style-name="P4"/>
      <text:p text:style-name="P4">In pseudo code,</text:p>
      <text:p text:style-name="P2"><text:bookmark text:name="19fa"/><text:soft-page-break/>// parsing (somewhere in your code)</text:p>
      <text:p text:style-name="P2"/>
      <text:p text:style-name="P2"><text:bookmark text:name="9e25"/>char *PATH_from_envp;</text:p>
      <text:p text:style-name="P1">char **mypaths;</text:p>
      <text:p text:style-name="P2">char **mycmdargs;</text:p>
      <text:p text:style-name="P2"/>
      <text:p text:style-name="P2"><text:bookmark text:name="dedc"/>// retrieve the line PATH from envp</text:p>
      <text:p text:style-name="P1">PATH_from_envp = ft_substr(envp ....);</text:p>
      <text:p text:style-name="P1">mypaths = ft_split(PATH_from_envp, ":"); // see section 4 for a</text:p>
      <text:p text:style-name="P1"><text:s text:c="44"/>small note[0]</text:p>
      <text:p text:style-name="P1"/>
      <text:p text:style-name="P2">mycmdargs = ft_split(ag[2], " ");</text:p>
      <text:p text:style-name="P2"/>
      <text:p text:style-name="P2"><text:bookmark text:name="ad69"/>// in your child or parent process</text:p>
      <text:p text:style-name="P2"/>
      <text:p text:style-name="P2"><text:bookmark text:name="e8e5"/>int <text:s/>i;</text:p>
      <text:p text:style-name="P2">char *cmd;</text:p>
      <text:p text:style-name="P2"/>
      <text:p text:style-name="P2"><text:bookmark text:name="a518"/>i = -1;</text:p>
      <text:p text:style-name="P1">while (mypaths[++i])</text:p>
      <text:p text:style-name="P1">{</text:p>
      <text:p text:style-name="P1"><text:s text:c="4"/>cmd = ft_join(mypaths[i], ag[2]); // protect your ft_join</text:p>
      <text:p text:style-name="P1"><text:s text:c="4"/>execve(cmd, mycmdargs, envp); // if execve succeeds, it exits</text:p>
      <text:p text:style-name="P1"><text:s text:c="4"/>// perror("Error"); &lt;- add perror to debug</text:p>
      <text:p text:style-name="P1"><text:s text:c="4"/>free(cmd) // if execve fails, we free and we try a new path</text:p>
      <text:p text:style-name="P1">}</text:p>
      <text:p text:style-name="P3">return (EXIT_FAILURE);</text:p>
      <text:h text:style-name="Heading_20_2" text:outline-level="2"><text:bookmark text:name="df3c"/>2 — How to do pipex with two child processes (and why you should)</text:h>
      <text:p text:style-name="Text_20_body"><text:bookmark text:name="78e8"/>Like this, with one child and one parent process, your pipex will work, but it is not super protected. Since the two processes happen at the same time, if one segfaults, the error will be sent to the other.<text:line-break/>If instead we divide the workload on different children, the parent can just wait for the job to be done and supervise the children’s <text:span text:style-name="Emphasis">status</text:span>.</text:p>
      <text:p text:style-name="Text_20_body"><text:bookmark text:name="e809"/>We will thus have to fork twice, and assign child1 to execute cmd1, and child2 to execute cmd2. The parent will wait at the end. In pseudo code,</text:p>
      <text:p text:style-name="P1"><text:bookmark text:name="1cd0"/>void <text:s text:c="3"/>pipex(int f1, int f2, char *cmd1, char *cmd 2)</text:p>
      <text:p text:style-name="P1">{</text:p>
      <text:p text:style-name="P1"><text:s text:c="4"/>int <text:s text:c="2"/>end[2];</text:p>
      <text:p text:style-name="P1"><text:s text:c="4"/>int <text:s text:c="2"/>status;</text:p>
      <text:p text:style-name="P1"><text:s text:c="4"/>pid_t child1;</text:p>
      <text:p text:style-name="P1"><text:s text:c="4"/>pid_t child2;<text:bookmark text:name="ea47"/> <text:s text:c="3"/>pipe(end);</text:p>
      <text:p text:style-name="P1"><text:s text:c="4"/>child1 = fork();</text:p>
      <text:p text:style-name="P1"><text:s text:c="4"/>if (child1 &lt; 0)</text:p>
      <text:p text:style-name="P1"><text:s text:c="9"/>return (perror("Fork: "));</text:p>
      <text:p text:style-name="P1"><text:s text:c="4"/>if (child1 == 0)</text:p>
      <text:p text:style-name="P1"><text:s text:c="8"/>child_one(f1, cmd1);</text:p>
      <text:p text:style-name="P1"><text:s text:c="4"/>child2 = fork();</text:p>
      <text:p text:style-name="P1"><text:s text:c="4"/>if (child2 &lt; 0)</text:p>
      <text:p text:style-name="P1"><text:s text:c="9"/>return (perror("Fork: "));</text:p>
      <text:p text:style-name="P1"><text:s text:c="4"/>if (child2 == 0)</text:p>
      <text:p text:style-name="P1"><text:s text:c="8"/>child_two(f2, cmd2);</text:p>
      <text:p text:style-name="P1"><text:s text:c="4"/>close(end[0]); <text:s text:c="8"/>// this is the parent</text:p>
      <text:p text:style-name="P1"><text:s text:c="4"/>close(end[1]); <text:s text:c="8"/>// doing nothing</text:p>
      <text:p text:style-name="P1"><text:s text:c="4"/>waitpid(child1, &amp;status, 0); <text:s/>// supervising the children</text:p>
      <text:p text:style-name="P1"><text:s text:c="4"/>waitpid(child2, &amp;status, 0); <text:s/>// while they finish their tasks</text:p>
      <text:p text:style-name="P3">}</text:p>
      <text:h text:style-name="Heading_20_2" text:outline-level="2"><text:bookmark text:name="086a"/><text:soft-page-break/>3 — The <text:span text:style-name="Source_20_Text">access()</text:span> function</text:h>
      <text:p text:style-name="P4"><text:bookmark text:name="650e"/>If you run <text:span text:style-name="Source_20_Text">&lt; infile pikachu | ls &gt; oufile</text:span> in the shell, you’ll get <text:span text:style-name="Source_20_Text">-bash: pikachu: command not found</text:span>.</text:p>
      <text:p text:style-name="P4"><text:line-break/>If you now run <text:span text:style-name="Source_20_Text">./pipex infile pikachu ls outfile</text:span>, your program will do nothing and exit without error messages. <text:span text:style-name="Source_20_Text">execve()</text:span> will execute nothing if the command is not found. You need to check if it exists before its execution.<text:line-break/>To do this, check the <text:span text:style-name="Source_20_Text">access()</text:span> function. With the proper mode, you can use it to verify whether the command exists and is <text:span text:style-name="Emphasis">executable</text:span>.</text:p>
      <text:p text:style-name="P4"/>
      <text:h text:style-name="Heading_20_2" text:outline-level="2"><text:bookmark text:name="ffd0"/>4 — Frequently encountered problems</text:h>
      <text:p text:style-name="Text_20_body"><text:bookmark text:name="4853"/>[0] As for splitting your envp path, print out the result of your split and have a look. Add a <text:span text:style-name="Source_20_Text">/</text:span> at the end for the path to work correctly.</text:p>
      <text:p text:style-name="Text_20_body"><text:bookmark text:name="7411"/>[1] If you launch your program and it gets stuck without executing anything, you most probably have not closed the ends of your pipe correctly. Until one end is open, the other will be waiting for input and its process will not finish.</text:p>
      <text:p text:style-name="Text_20_body"><text:bookmark text:name="a9c4"/>[2] Place <text:span text:style-name="Source_20_Text">perror("Error")</text:span> here and there in your code, especially right after <text:span text:style-name="Source_20_Text">fork() </text:span>or <text:span text:style-name="Source_20_Text">execve() </text:span>, to see what is going on in the pipe. Inside the pipe, everything we do will go to one of its ends. If we use printf, it won’t show in the terminal or it will print to your outfile (because we swapped the stdout); <text:span text:style-name="Source_20_Text">perror("Error")</text:span> will work because it prints to stderr.</text:p>
      <text:p text:style-name="Text_20_body"><text:bookmark text:name="38e3"/>[3] Handle file rights when you <text:span text:style-name="Source_20_Text">open()</text:span> them. Return error if the file cannot be opened, read or written. Check how the shell treats infile and outfile when they do not exist, are not readable, writable etc. (<text:span text:style-name="Source_20_Text">chmod</text:span> is your best friend).</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9T19:46:49.768026459</meta:creation-date>
    <dc:date>2021-10-09T19:57:09.139722023</dc:date>
    <meta:editing-duration>PT9S</meta:editing-duration>
    <meta:editing-cycles>1</meta:editing-cycles>
    <meta:document-statistic meta:table-count="0" meta:image-count="0" meta:object-count="0" meta:page-count="7" meta:paragraph-count="195" meta:word-count="1927" meta:character-count="12380" meta:non-whitespace-character-count="8677"/>
    <meta:generator>LibreOffice/6.4.6.2$Linux_X86_64 LibreOffice_project/40$Build-2</meta:generator>
  </office:meta>
</office:document-meta>
</file>